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Keidy Coello <text:s/></text:p>
      <text:p text:style-name="Normal">Tolosa, Gipuzkoa <text:s/></text:p>
      <text:p text:style-name="Normal">Correo: keidy_coello@hotmail.com | 643-92-1849 <text:s/></text:p>
      <text:p text:style-name="Normal"/>
      <text:p text:style-name="Normal">Asunto: Solicitud de prácticas formativas - Desarrollo de Aplicaciones Web</text:p>
      <text:p text:style-name="Normal">Estimado equipo de Vimcotech:</text:p>
      <text:p text:style-name="Normal"/>
      <text:p text:style-name="Normal">Me llamo Keidy Coello y actualmente curso el Ciclo Formativo de Grado Superior en Desarrollo de Aplicaciones Web en el centro BirtLH. Les escribo con entusiasmo para expresar mi interés en realizar mis prácticas formativas en su centro, reconocido por su excelencia en innovación tecnológica y compromiso con la investigación aplicada.</text:p>
      <text:p text:style-name="Normal"/>
      <text:p text:style-name="Normal">Durante mi formación he trabajado con tecnologías como:<text:s/>HTML5,<text:s/>CSS3, JavaScript, Angular, Bootstrap, PHP, Java<text:s/>y MySQL, además de gestionar contenidos en WordPress. En mi última experiencia formativa en Lex-Program Online, participé en la optimización de sitios web y mejora de la experiencia de usuario.</text:p>
      <text:p text:style-name="Normal"/>
      <text:p text:style-name="Normal">Soy una persona comprometida, con gran<text:s/>motivación por aprender y<text:s/>capacidad de adaptación. Actualmente desarrollo mi portafolio<text:s/>personal, donde reflejo parte de mis proyectos prácticos.<text:s/>Actualmente estoy estudiando inglés y euskera.</text:p>
      <text:p text:style-name="Normal"/>
      <text:p text:style-name="Normal">Me encantaría tener la oportunidad de formar parte de su equipo, aprender de sus profesionales y aportar mis conocimientos y dedicación.</text:p>
      <text:p text:style-name="Normal">Adjunto mi currículum y quedo a su disposición para ampliar cualquier información o concertar una entrevista.</text:p>
      <text:p text:style-name="Normal"/>
      <text:p text:style-name="Normal">Atentamente, <text:s/></text:p>
      <text:p text:style-name="Normal">Keidy Coell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idy Coello</meta:initial-creator>
    <dc:creator>Keidy Coello</dc:creator>
    <meta:creation-date>2025-07-08T09:15:00Z</meta:creation-date>
    <dc:date>2025-07-08T17:57:00Z</dc:date>
    <meta:template xlink:href="Normal.dotm" xlink:type="simple"/>
    <meta:editing-cycles>2</meta:editing-cycles>
    <meta:editing-duration>PT31200S</meta:editing-duration>
    <meta:document-statistic meta:page-count="1" meta:paragraph-count="2" meta:word-count="206" meta:character-count="1340" meta:row-count="9" meta:non-whitespace-character-count="1136"/>
  </office:meta>
</office:document-meta>
</file>